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left="0cm" fo:margin-right="0cm" fo:text-indent="0cm" style:auto-text-indent="false"/>
    </style:style>
    <style:style style:name="T1" style:family="text">
      <style:text-properties fo:font-style="itali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85424524793255989" text:style-name="L1">
        <text:list-item>
          <text:p text:style-name="P4"><text:bookmark text:name="webMessengerRecentMessages"/><text:bookmark text:name="wm:mid.1413032425325:ee26e5d0b7d65ca918"/>salut</text:p>
        </text:list-item>
        <text:list-item>
          <text:p text:style-name="P3"><text:bookmark text:name="wm:mid.1413033161660:1e9c62020af2a54f75"/><draw:a xlink:type="simple" xlink:href="https://www.facebook.com/dan.seeruttun"><draw:frame draw:style-name="fr1" draw:name="images1" text:anchor-type="as-char" svg:width="0.917cm" svg:height="0.917cm" draw:z-index="0"><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2" text:anchor-type="as-char" svg:width="0.041cm" svg:height="0.041cm" draw:z-index="1"><draw:image xlink:href="https://fbstatic-a.akamaihd.net/rsrc.php/v2/y4/r/-PAXP-deijE.gif" xlink:type="simple" xlink:show="embed" xlink:actuate="onLoad"/></draw:frame>15:12</text:p>
          <text:p text:style-name="P1"><text:a xlink:type="simple" xlink:href="https://www.facebook.com/dan.seeruttun" text:style-name="Internet_20_link" text:visited-style-name="Visited_20_Internet_20_Link"><text:span text:style-name="Strong_20_Emphasis">Dan Seeruttun</text:span></text:a></text:p>
          <text:p text:style-name="P1">oui ?</text:p>
        </text:list-item>
        <text:list-item>
          <text:p text:style-name="P3"><text:bookmark text:name="wm:mid.1413033351783:28905cce34a32d6913"/><draw:a xlink:type="simple" xlink:href="https://www.facebook.com/baptiste.bignon.1"><draw:frame draw:style-name="fr1" draw:name="images3" text:anchor-type="as-char" svg:width="0.917cm" svg:height="0.917cm" draw:z-index="2"><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4" text:anchor-type="as-char" svg:width="0.041cm" svg:height="0.041cm" draw:z-index="3"><draw:image xlink:href="https://fbstatic-a.akamaihd.net/rsrc.php/v2/y4/r/-PAXP-deijE.gif" xlink:type="simple" xlink:show="embed" xlink:actuate="onLoad"/></draw:frame>15:15</text:p>
          <text:p text:style-name="P1"><text:a xlink:type="simple" xlink:href="https://www.facebook.com/baptiste.bignon.1" text:style-name="Internet_20_link" text:visited-style-name="Visited_20_Internet_20_Link"><text:span text:style-name="Strong_20_Emphasis">Baptiste Bignon</text:span></text:a></text:p>
          <text:p text:style-name="P1">je pourrais te donner à lire ce que j'ia fais pour la partie planning du compte-rendu stp? Je sais pas si je suis à côité de ce qu'attendent les profs ou pas </text:p>
        </text:list-item>
        <text:list-item>
          <text:p text:style-name="P3"><text:bookmark text:name="wm:mid.1413035303077:7e1e6b0e6597621182"/><draw:a xlink:type="simple" xlink:href="https://www.facebook.com/dan.seeruttun"><draw:frame draw:style-name="fr1" draw:name="images5" text:anchor-type="as-char" svg:width="0.917cm" svg:height="0.917cm" draw:z-index="4"><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6" text:anchor-type="as-char" svg:width="0.041cm" svg:height="0.041cm" draw:z-index="5"><draw:image xlink:href="https://fbstatic-a.akamaihd.net/rsrc.php/v2/y4/r/-PAXP-deijE.gif" xlink:type="simple" xlink:show="embed" xlink:actuate="onLoad"/></draw:frame>15:48</text:p>
          <text:p text:style-name="P1"><text:a xlink:type="simple" xlink:href="https://www.facebook.com/dan.seeruttun" text:style-name="Internet_20_link" text:visited-style-name="Visited_20_Internet_20_Link"><text:span text:style-name="Strong_20_Emphasis">Dan Seeruttun</text:span></text:a></text:p>
          <text:p text:style-name="P1">ba je ne sais pas trop non plus, mais donne à voir</text:p>
          <text:p text:style-name="P1">je te donnerai mon avis</text:p>
        </text:list-item>
        <text:list-item>
          <text:p text:style-name="P3"><text:bookmark text:name="wm:mid.1413035323352:cd31bf0c593ff72554"/><draw:a xlink:type="simple" xlink:href="https://www.facebook.com/baptiste.bignon.1"><draw:frame draw:style-name="fr1" draw:name="images7" text:anchor-type="as-char" svg:width="0.917cm" svg:height="0.917cm" draw:z-index="6"><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8" text:anchor-type="as-char" svg:width="0.041cm" svg:height="0.041cm" draw:z-index="7"><draw:image xlink:href="https://fbstatic-a.akamaihd.net/rsrc.php/v2/y4/r/-PAXP-deijE.gif" xlink:type="simple" xlink:show="embed" xlink:actuate="onLoad"/></draw:frame>15:48</text:p>
          <text:p text:style-name="P1"><text:a xlink:type="simple" xlink:href="https://www.facebook.com/baptiste.bignon.1" text:style-name="Internet_20_link" text:visited-style-name="Visited_20_Internet_20_Link"><text:span text:style-name="Strong_20_Emphasis">Baptiste Bignon</text:span></text:a></text:p>
          <text:p text:style-name="P1">Planning management </text:p>
          <text:p text:style-name="P1">One of the purposes of this project is to learn how manage and plan our work. For this we have to use MS Project to indicate all the tasks we have to do, who does each one, and how time it take. So how did we choose to do this ? At the start of the project we had on MS Project all the deadlines that are demanding by the bill of the project. This deadlines are the differents reports (analysis, specifications, ..), the orals and the rendering of the code of the project. After this, each week we decide all tasks we will do for next week, then we add them on the planning and associated each one with the personn who will do it. For the moment we don't plan the coding part because until we choose all the technologies we will use, there are many tasks whose we can't estimate the length. The only one we do is to create a model of the game and its graphical interface to allow us to play the game. This will permit us to better understand the game and make easier the implementation of the artificial intelligence.</text:p>
        </text:list-item>
        <text:list-item>
          <text:p text:style-name="P3"><text:bookmark text:name="wm:mid.1413035340316:6484bfadf6cee62875"/><draw:a xlink:type="simple" xlink:href="https://www.facebook.com/baptiste.bignon.1"><draw:frame draw:style-name="fr1" draw:name="images9" text:anchor-type="as-char" svg:width="0.917cm" svg:height="0.917cm" draw:z-index="8"><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10" text:anchor-type="as-char" svg:width="0.041cm" svg:height="0.041cm" draw:z-index="9"><draw:image xlink:href="https://fbstatic-a.akamaihd.net/rsrc.php/v2/y4/r/-PAXP-deijE.gif" xlink:type="simple" xlink:show="embed" xlink:actuate="onLoad"/></draw:frame>15:49</text:p>
          <text:p text:style-name="P1"><text:a xlink:type="simple" xlink:href="https://www.facebook.com/baptiste.bignon.1" text:style-name="Internet_20_link" text:visited-style-name="Visited_20_Internet_20_Link"><text:span text:style-name="Strong_20_Emphasis">Baptiste Bignon</text:span></text:a></text:p>
          <text:p text:style-name="P1">passe sur la messagerie générale pour lire ^^</text:p>
          <text:p text:style-name="P1">j'essaie de trouyver un graphique pas trop mal à ajouter</text:p>
        </text:list-item>
        <text:list-item>
          <text:p text:style-name="P3"><text:bookmark text:name="wm:mid.1413035718221:daed4d8157da6d4760"/><draw:a xlink:type="simple" xlink:href="https://www.facebook.com/dan.seeruttun"><draw:frame draw:style-name="fr1" draw:name="images11" text:anchor-type="as-char" svg:width="0.917cm" svg:height="0.917cm" draw:z-index="10"><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5</text:p>
          <text:p text:style-name="P1"><text:a xlink:type="simple" xlink:href="https://www.facebook.com/dan.seeruttun" text:style-name="Internet_20_link" text:visited-style-name="Visited_20_Internet_20_Link"><text:span text:style-name="Strong_20_Emphasis">Dan Seeruttun</text:span></text:a></text:p>
          <text:p text:style-name="P1"><text:soft-page-break/>je pense que ça pue ce que tu as mis, mais je sais pas qu'est-ce que tu pourrais mettre de mieux en fait</text:p>
        </text:list-item>
        <text:list-item>
          <text:p text:style-name="P3"><text:bookmark text:name="wm:mid.1413035727709:4d6661792f0a5eb859"/><draw:a xlink:type="simple" xlink:href="https://www.facebook.com/baptiste.bignon.1"><draw:frame draw:style-name="fr1" draw:name="images12" text:anchor-type="as-char" svg:width="0.917cm" svg:height="0.917cm" draw:z-index="11"><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13" text:anchor-type="as-char" svg:width="0.041cm" svg:height="0.041cm" draw:z-index="12"><draw:image xlink:href="https://fbstatic-a.akamaihd.net/rsrc.php/v2/y4/r/-PAXP-deijE.gif" xlink:type="simple" xlink:show="embed" xlink:actuate="onLoad"/></draw:frame>15:55</text:p>
          <text:p text:style-name="P1"><text:a xlink:type="simple" xlink:href="https://www.facebook.com/baptiste.bignon.1" text:style-name="Internet_20_link" text:visited-style-name="Visited_20_Internet_20_Link"><text:span text:style-name="Strong_20_Emphasis">Baptiste Bignon</text:span></text:a></text:p>
          <text:p text:style-name="P1">on est d'accord donc XD</text:p>
        </text:list-item>
        <text:list-item>
          <text:p text:style-name="P3"><text:bookmark text:name="wm:mid.1413035728492:1227280211af1ef568"/><draw:a xlink:type="simple" xlink:href="https://www.facebook.com/dan.seeruttun"><draw:frame draw:style-name="fr1" draw:name="images14" text:anchor-type="as-char" svg:width="0.917cm" svg:height="0.917cm" draw:z-index="13"><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5</text:p>
          <text:p text:style-name="P1"><text:a xlink:type="simple" xlink:href="https://www.facebook.com/dan.seeruttun" text:style-name="Internet_20_link" text:visited-style-name="Visited_20_Internet_20_Link"><text:span text:style-name="Strong_20_Emphasis">Dan Seeruttun</text:span></text:a></text:p>
          <text:p text:style-name="P1">donc on en parlera avec les profs mercredi</text:p>
          <text:p text:style-name="P1">Ton anglais est pas trop mal en plus, alors j'aurais pas trop de corrections à faire, alors ça va.</text:p>
        </text:list-item>
        <text:list-item>
          <text:p text:style-name="P3"><text:bookmark text:name="wm:mid.1413035776557:5badd9d6dca91dd790"/><draw:a xlink:type="simple" xlink:href="https://www.facebook.com/baptiste.bignon.1"><draw:frame draw:style-name="fr1" draw:name="images15" text:anchor-type="as-char" svg:width="0.917cm" svg:height="0.917cm" draw:z-index="14"><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16" text:anchor-type="as-char" svg:width="0.041cm" svg:height="0.041cm" draw:z-index="15"><draw:image xlink:href="https://fbstatic-a.akamaihd.net/rsrc.php/v2/y4/r/-PAXP-deijE.gif" xlink:type="simple" xlink:show="embed" xlink:actuate="onLoad"/></draw:frame>15:56</text:p>
          <text:p text:style-name="P1"><text:a xlink:type="simple" xlink:href="https://www.facebook.com/baptiste.bignon.1" text:style-name="Internet_20_link" text:visited-style-name="Visited_20_Internet_20_Link"><text:span text:style-name="Strong_20_Emphasis">Baptiste Bignon</text:span></text:a></text:p>
          <text:p text:style-name="P1">en même temps ils nous demande une 1ere planification mais sans les specs on peut pas estimer la durée du codage </text:p>
        </text:list-item>
        <text:list-item>
          <text:p text:style-name="P3"><text:bookmark text:name="wm:mid.1413035786025:2fad25aa2fdee53e11"/><draw:a xlink:type="simple" xlink:href="https://www.facebook.com/dan.seeruttun"><draw:frame draw:style-name="fr1" draw:name="images17" text:anchor-type="as-char" svg:width="0.917cm" svg:height="0.917cm" draw:z-index="16"><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6</text:p>
          <text:p text:style-name="P1"><text:a xlink:type="simple" xlink:href="https://www.facebook.com/dan.seeruttun" text:style-name="Internet_20_link" text:visited-style-name="Visited_20_Internet_20_Link"><text:span text:style-name="Strong_20_Emphasis">Dan Seeruttun</text:span></text:a></text:p>
          <text:p text:style-name="P1">la question c'est une première estimation de la planification des tâches.</text:p>
          <text:p text:style-name="P1">tu pourras citer ce qu'on a déjà fait organisation de projet</text:p>
        </text:list-item>
        <text:list-item>
          <text:p text:style-name="P3"><text:bookmark text:name="wm:mid.1413035823351:5ef536016819d07b90"/><draw:a xlink:type="simple" xlink:href="https://www.facebook.com/baptiste.bignon.1"><draw:frame draw:style-name="fr1" draw:name="images18" text:anchor-type="as-char" svg:width="0.917cm" svg:height="0.917cm" draw:z-index="17"><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19" text:anchor-type="as-char" svg:width="0.041cm" svg:height="0.041cm" draw:z-index="18"><draw:image xlink:href="https://fbstatic-a.akamaihd.net/rsrc.php/v2/y4/r/-PAXP-deijE.gif" xlink:type="simple" xlink:show="embed" xlink:actuate="onLoad"/></draw:frame>15:57</text:p>
          <text:p text:style-name="P1"><text:a xlink:type="simple" xlink:href="https://www.facebook.com/baptiste.bignon.1" text:style-name="Internet_20_link" text:visited-style-name="Visited_20_Internet_20_Link"><text:span text:style-name="Strong_20_Emphasis">Baptiste Bignon</text:span></text:a></text:p>
          <text:p text:style-name="P1">j'hésite à mettre le graphique avec la répartition des tâches entre chacun</text:p>
        </text:list-item>
        <text:list-item>
          <text:p text:style-name="P3"><text:bookmark text:name="wm:mid.1413035843180:673dfbadf598dbcf32"/><draw:a xlink:type="simple" xlink:href="https://www.facebook.com/dan.seeruttun"><draw:frame draw:style-name="fr1" draw:name="images20" text:anchor-type="as-char" svg:width="0.917cm" svg:height="0.917cm" draw:z-index="19"><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7</text:p>
          <text:p text:style-name="P1"><text:a xlink:type="simple" xlink:href="https://www.facebook.com/dan.seeruttun" text:style-name="Internet_20_link" text:visited-style-name="Visited_20_Internet_20_Link"><text:span text:style-name="Strong_20_Emphasis">Dan Seeruttun</text:span></text:a></text:p>
          <text:p text:style-name="P1">Je sais pas qu'est-ce que décrit ton graphique</text:p>
        </text:list-item>
        <text:list-item>
          <text:p text:style-name="P3"><text:bookmark text:name="wm:mid.1413035872149:44b5a0eb7e89747184"/><draw:a xlink:type="simple" xlink:href="https://www.facebook.com/baptiste.bignon.1"><draw:frame draw:style-name="fr1" draw:name="images21" text:anchor-type="as-char" svg:width="0.917cm" svg:height="0.917cm" draw:z-index="20"><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22" text:anchor-type="as-char" svg:width="0.041cm" svg:height="0.041cm" draw:z-index="21"><draw:image xlink:href="https://fbstatic-a.akamaihd.net/rsrc.php/v2/y4/r/-PAXP-deijE.gif" xlink:type="simple" xlink:show="embed" xlink:actuate="onLoad"/></draw:frame>15:57</text:p>
          <text:p text:style-name="P1"><text:a xlink:type="simple" xlink:href="https://www.facebook.com/baptiste.bignon.1" text:style-name="Internet_20_link" text:visited-style-name="Visited_20_Internet_20_Link"><text:span text:style-name="Strong_20_Emphasis">Baptiste Bignon</text:span></text:a></text:p>
          <text:p text:style-name="P1">à la limite je te les montre lundi en amphi de poo pour qu'on décide et je ferais le truc le soir</text:p>
        </text:list-item>
        <text:list-item>
          <text:p text:style-name="P3"><text:bookmark text:name="wm:mid.1413035891309:dd808428fc0affde01"/><draw:a xlink:type="simple" xlink:href="https://www.facebook.com/dan.seeruttun"><draw:frame draw:style-name="fr1" draw:name="images23" text:anchor-type="as-char" svg:width="0.917cm" svg:height="0.917cm" draw:z-index="22"><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8</text:p>
          <text:p text:style-name="P1"><text:a xlink:type="simple" xlink:href="https://www.facebook.com/dan.seeruttun" text:style-name="Internet_20_link" text:visited-style-name="Visited_20_Internet_20_Link"><text:span text:style-name="Strong_20_Emphasis">Dan Seeruttun</text:span></text:a></text:p>
          <text:p text:style-name="P1"><text:soft-page-break/>tu peux aussi me le décrire vite fait</text:p>
          <text:p text:style-name="P1">je pense qu'il faut que tu parles de la répartition des tâches, c'est qui le prezsecrétaire, le maitre de l'application, le maitre de MS project</text:p>
        </text:list-item>
        <text:list-item>
          <text:p text:style-name="P3"><text:bookmark text:name="wm:mid.1413035901344:77e162c61a2859c364"/><draw:a xlink:type="simple" xlink:href="https://www.facebook.com/baptiste.bignon.1"><draw:frame draw:style-name="fr1" draw:name="images24" text:anchor-type="as-char" svg:width="0.917cm" svg:height="0.917cm" draw:z-index="23"><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25" text:anchor-type="as-char" svg:width="0.041cm" svg:height="0.041cm" draw:z-index="24"><draw:image xlink:href="https://fbstatic-a.akamaihd.net/rsrc.php/v2/y4/r/-PAXP-deijE.gif" xlink:type="simple" xlink:show="embed" xlink:actuate="onLoad"/></draw:frame>15:58</text:p>
          <text:p text:style-name="P1"><text:a xlink:type="simple" xlink:href="https://www.facebook.com/baptiste.bignon.1" text:style-name="Internet_20_link" text:visited-style-name="Visited_20_Internet_20_Link"><text:span text:style-name="Strong_20_Emphasis">Baptiste Bignon</text:span></text:a></text:p>
          <text:p text:style-name="P1">par contre tnat que personne ne met les temps et l'avancement des tâches il aura aucun sens</text:p>
        </text:list-item>
        <text:list-item>
          <text:p text:style-name="P3"><text:bookmark text:name="wm:mid.1413035929679:4f0744a95d77de7175"/><draw:a xlink:type="simple" xlink:href="https://www.facebook.com/dan.seeruttun"><draw:frame draw:style-name="fr1" draw:name="images26" text:anchor-type="as-char" svg:width="0.917cm" svg:height="0.917cm" draw:z-index="25"><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8</text:p>
          <text:p text:style-name="P1"><text:a xlink:type="simple" xlink:href="https://www.facebook.com/dan.seeruttun" text:style-name="Internet_20_link" text:visited-style-name="Visited_20_Internet_20_Link"><text:span text:style-name="Strong_20_Emphasis">Dan Seeruttun</text:span></text:a></text:p>
          <text:p text:style-name="P1">moi je les ai mis, dans un calc sur le git</text:p>
        </text:list-item>
        <text:list-item>
          <text:p text:style-name="P3"><text:bookmark text:name="wm:mid.1413035964413:fbf9adfa341ceb8348"/><draw:a xlink:type="simple" xlink:href="https://www.facebook.com/baptiste.bignon.1"><draw:frame draw:style-name="fr1" draw:name="images27" text:anchor-type="as-char" svg:width="0.917cm" svg:height="0.917cm" draw:z-index="26"><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28" text:anchor-type="as-char" svg:width="0.041cm" svg:height="0.041cm" draw:z-index="27"><draw:image xlink:href="https://fbstatic-a.akamaihd.net/rsrc.php/v2/y4/r/-PAXP-deijE.gif" xlink:type="simple" xlink:show="embed" xlink:actuate="onLoad"/></draw:frame>15:59</text:p>
          <text:p text:style-name="P1"><text:a xlink:type="simple" xlink:href="https://www.facebook.com/baptiste.bignon.1" text:style-name="Internet_20_link" text:visited-style-name="Visited_20_Internet_20_Link"><text:span text:style-name="Strong_20_Emphasis">Baptiste Bignon</text:span></text:a></text:p>
          <text:p text:style-name="P1">j'avais pas vu ça</text:p>
        </text:list-item>
        <text:list-item>
          <text:p text:style-name="P3"><text:bookmark text:name="wm:mid.1413035971202:55bbbc20d3ba707904"/><draw:a xlink:type="simple" xlink:href="https://www.facebook.com/dan.seeruttun"><draw:frame draw:style-name="fr1" draw:name="images29" text:anchor-type="as-char" svg:width="0.917cm" svg:height="0.917cm" draw:z-index="28"><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5:59</text:p>
          <text:p text:style-name="P1"><text:a xlink:type="simple" xlink:href="https://www.facebook.com/dan.seeruttun" text:style-name="Internet_20_link" text:visited-style-name="Visited_20_Internet_20_Link"><text:span text:style-name="Strong_20_Emphasis">Dan Seeruttun</text:span></text:a></text:p>
          <text:p text:style-name="P1">j'ai au moins la semaine dernière, modifie le pour demander tout ce qui t'intéresse</text:p>
          <text:p text:style-name="P1">après je demanderai à tout le monde de le remplir, et tu auras de vraies données</text:p>
          <text:p text:style-name="P1">on avait déjà dit de noter les temps, donc c'est sur ce document qu'on le partagera</text:p>
        </text:list-item>
        <text:list-item>
          <text:p text:style-name="P3"><text:bookmark text:name="wm:mid.1413036040779:c1a801e25695811a24"/><draw:a xlink:type="simple" xlink:href="https://www.facebook.com/baptiste.bignon.1"><draw:frame draw:style-name="fr1" draw:name="images30" text:anchor-type="as-char" svg:width="0.917cm" svg:height="0.917cm" draw:z-index="29"><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31" text:anchor-type="as-char" svg:width="0.041cm" svg:height="0.041cm" draw:z-index="30"><draw:image xlink:href="https://fbstatic-a.akamaihd.net/rsrc.php/v2/y4/r/-PAXP-deijE.gif" xlink:type="simple" xlink:show="embed" xlink:actuate="onLoad"/></draw:frame>16:00</text:p>
          <text:p text:style-name="P1"><text:a xlink:type="simple" xlink:href="https://www.facebook.com/baptiste.bignon.1" text:style-name="Internet_20_link" text:visited-style-name="Visited_20_Internet_20_Link"><text:span text:style-name="Strong_20_Emphasis">Baptiste Bignon</text:span></text:a></text:p>
          <text:p text:style-name="P1">je m'attendais à que vous els ajoutier directement sur le .mpp</text:p>
        </text:list-item>
        <text:list-item>
          <text:p text:style-name="P3"><text:bookmark text:name="wm:mid.1413036106058:170333a40dd3b16c27"/><draw:a xlink:type="simple" xlink:href="https://www.facebook.com/dan.seeruttun"><draw:frame draw:style-name="fr1" draw:name="images32" text:anchor-type="as-char" svg:width="0.917cm" svg:height="0.917cm" draw:z-index="31"><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01</text:p>
          <text:p text:style-name="P1"><text:a xlink:type="simple" xlink:href="https://www.facebook.com/dan.seeruttun" text:style-name="Internet_20_link" text:visited-style-name="Visited_20_Internet_20_Link"><text:span text:style-name="Strong_20_Emphasis">Dan Seeruttun</text:span></text:a></text:p>
          <text:p text:style-name="P1">on t'avait dit de nous faire un speech dessus, pour nous expliquer ou ajouter mais tu ne l'a pas fait</text:p>
          <text:p text:style-name="P1">donc on ajoute sur un document simple et tu recopies</text:p>
          <text:p text:style-name="P1">comme ça tout le monde est content</text:p>
        </text:list-item>
        <text:list-item>
          <text:p text:style-name="P3"><text:bookmark text:name="wm:mid.1413036129921:fab287d79da4f00287"/><draw:a xlink:type="simple" xlink:href="https://www.facebook.com/baptiste.bignon.1"><draw:frame draw:style-name="fr1" draw:name="images33" text:anchor-type="as-char" svg:width="0.917cm" svg:height="0.917cm" draw:z-index="32"><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34" text:anchor-type="as-char" svg:width="0.041cm" svg:height="0.041cm" draw:z-index="33"><draw:image xlink:href="https://fbstatic-a.akamaihd.net/rsrc.php/v2/y4/r/-PAXP-deijE.gif" xlink:type="simple" xlink:show="embed" xlink:actuate="onLoad"/></draw:frame>16:02</text:p>
          <text:p text:style-name="P1"><text:a xlink:type="simple" xlink:href="https://www.facebook.com/baptiste.bignon.1" text:style-name="Internet_20_link" text:visited-style-name="Visited_20_Internet_20_Link"><text:span text:style-name="Strong_20_Emphasis">Baptiste Bignon</text:span></text:a></text:p>
          <text:p text:style-name="P1">ba je vous avais montré sur le coup ce qu'il fallait remplir, et j'ia pas eu l'occasion de le refaire après</text:p>
          <text:p text:style-name="P1"><text:soft-page-break/>mais bon tant que j'ia le données je m'en fosu, ça me prend 5 min à faire ^^</text:p>
        </text:list-item>
        <text:list-item>
          <text:p text:style-name="P3"><text:bookmark text:name="wm:mid.1413036187022:5c2c86fd75993fef84"/><draw:a xlink:type="simple" xlink:href="https://www.facebook.com/dan.seeruttun"><draw:frame draw:style-name="fr1" draw:name="images35" text:anchor-type="as-char" svg:width="0.917cm" svg:height="0.917cm" draw:z-index="34"><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03</text:p>
          <text:p text:style-name="P1"><text:a xlink:type="simple" xlink:href="https://www.facebook.com/dan.seeruttun" text:style-name="Internet_20_link" text:visited-style-name="Visited_20_Internet_20_Link"><text:span text:style-name="Strong_20_Emphasis">Dan Seeruttun</text:span></text:a></text:p>
          <text:p text:style-name="P1">OK, dès que tu as fini de préparer le document, envoie un mail pour dire à tout le monde de le remplir</text:p>
        </text:list-item>
        <text:list-item>
          <text:p text:style-name="P3"><text:bookmark text:name="wm:mid.1413036206080:e0d431379e9f39f522"/><draw:a xlink:type="simple" xlink:href="https://www.facebook.com/baptiste.bignon.1"><draw:frame draw:style-name="fr1" draw:name="images36" text:anchor-type="as-char" svg:width="0.917cm" svg:height="0.917cm" draw:z-index="35"><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37" text:anchor-type="as-char" svg:width="0.041cm" svg:height="0.041cm" draw:z-index="36"><draw:image xlink:href="https://fbstatic-a.akamaihd.net/rsrc.php/v2/y4/r/-PAXP-deijE.gif" xlink:type="simple" xlink:show="embed" xlink:actuate="onLoad"/></draw:frame>16:03</text:p>
          <text:p text:style-name="P1"><text:a xlink:type="simple" xlink:href="https://www.facebook.com/baptiste.bignon.1" text:style-name="Internet_20_link" text:visited-style-name="Visited_20_Internet_20_Link"><text:span text:style-name="Strong_20_Emphasis">Baptiste Bignon</text:span></text:a></text:p>
          <text:p text:style-name="P1">ouep j'enverrais ça ce soir</text:p>
        </text:list-item>
        <text:list-item>
          <text:p text:style-name="P3"><text:bookmark text:name="wm:mid.1413036222387:88853b1cfcf6d11f69"/><draw:a xlink:type="simple" xlink:href="https://www.facebook.com/dan.seeruttun"><draw:frame draw:style-name="fr1" draw:name="images38" text:anchor-type="as-char" svg:width="0.917cm" svg:height="0.917cm" draw:z-index="37"><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03</text:p>
          <text:p text:style-name="P1"><text:a xlink:type="simple" xlink:href="https://www.facebook.com/dan.seeruttun" text:style-name="Internet_20_link" text:visited-style-name="Visited_20_Internet_20_Link"><text:span text:style-name="Strong_20_Emphasis">Dan Seeruttun</text:span></text:a></text:p>
          <text:p text:style-name="P1">OK.</text:p>
          <text:p text:style-name="P1">dans ton texte, il manque la présentation des postes du groupe, qu'est-ce que chacun a le plus fait en gros. Genre si les mecs changent tout le temps de sujet, tu peux mettre documentaliste</text:p>
          <text:p text:style-name="P1">il manque la planification pour au moins la partie UML</text:p>
          <text:p text:style-name="P1">tu peux pas faire la partie code, mais tu dois faire la partie avant le prochain projet.</text:p>
        </text:list-item>
        <text:list-item>
          <text:p text:style-name="P3"><text:bookmark text:name="wm:mid.1413036300310:c6ac4e9cae46720d40"/><draw:a xlink:type="simple" xlink:href="https://www.facebook.com/baptiste.bignon.1"><draw:frame draw:style-name="fr1" draw:name="images39" text:anchor-type="as-char" svg:width="0.917cm" svg:height="0.917cm" draw:z-index="38"><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40" text:anchor-type="as-char" svg:width="0.041cm" svg:height="0.041cm" draw:z-index="39"><draw:image xlink:href="https://fbstatic-a.akamaihd.net/rsrc.php/v2/y4/r/-PAXP-deijE.gif" xlink:type="simple" xlink:show="embed" xlink:actuate="onLoad"/></draw:frame>16:05</text:p>
          <text:p text:style-name="P1"><text:a xlink:type="simple" xlink:href="https://www.facebook.com/baptiste.bignon.1" text:style-name="Internet_20_link" text:visited-style-name="Visited_20_Internet_20_Link"><text:span text:style-name="Strong_20_Emphasis">Baptiste Bignon</text:span></text:a></text:p>
          <text:p text:style-name="P1">pour moi l'uml est compris dans les deadlines fixées</text:p>
          <text:p text:style-name="P1">comment ça ?</text:p>
        </text:list-item>
        <text:list-item>
          <text:p text:style-name="P3"><text:bookmark text:name="wm:mid.1413036335275:727504de292798c941"/><draw:a xlink:type="simple" xlink:href="https://www.facebook.com/dan.seeruttun"><draw:frame draw:style-name="fr1" draw:name="images41" text:anchor-type="as-char" svg:width="0.917cm" svg:height="0.917cm" draw:z-index="40"><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05</text:p>
          <text:p text:style-name="P1"><text:a xlink:type="simple" xlink:href="https://www.facebook.com/dan.seeruttun" text:style-name="Internet_20_link" text:visited-style-name="Visited_20_Internet_20_Link"><text:span text:style-name="Strong_20_Emphasis">Dan Seeruttun</text:span></text:a></text:p>
          <text:p text:style-name="P1">tu dois dire combien de temps ça va nous prendre de le faire je pense</text:p>
          <text:p text:style-name="P1">quand il faut s'y prendr</text:p>
        </text:list-item>
        <text:list-item>
          <text:p text:style-name="P3"><text:bookmark text:name="wm:mid.1413036479239:6e7a111c6b629ad322"/><draw:a xlink:type="simple" xlink:href="https://www.facebook.com/baptiste.bignon.1"><draw:frame draw:style-name="fr1" draw:name="images42" text:anchor-type="as-char" svg:width="0.917cm" svg:height="0.917cm" draw:z-index="41"><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16:07</text:p>
          <text:p text:style-name="P1"><text:a xlink:type="simple" xlink:href="https://www.facebook.com/baptiste.bignon.1" text:style-name="Internet_20_link" text:visited-style-name="Visited_20_Internet_20_Link"><text:span text:style-name="Strong_20_Emphasis">Baptiste Bignon</text:span></text:a></text:p>
          <text:p text:style-name="P1">ok je vais voir pour ajouter ça tout à l'heure</text:p>
        </text:list-item>
        <text:list-item>
          <text:p text:style-name="P3"><text:bookmark text:name="wm:mid.1413036746452:036cc404e6f8a0fd34"/><draw:a xlink:type="simple" xlink:href="https://www.facebook.com/dan.seeruttun"><draw:frame draw:style-name="fr1" draw:name="images43" text:anchor-type="as-char" svg:width="0.917cm" svg:height="0.917cm" draw:z-index="42"><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12</text:p>
          <text:p text:style-name="P1"><text:a xlink:type="simple" xlink:href="https://www.facebook.com/dan.seeruttun" text:style-name="Internet_20_link" text:visited-style-name="Visited_20_Internet_20_Link"><text:span text:style-name="Strong_20_Emphasis">Dan Seeruttun</text:span></text:a></text:p>
          <text:p text:style-name="P1">il faut que tu parles du passé, et du futur. des futurs postes aussi, décrit les sans les associer à nous, il faut que tu décrives ce qu'on va faire en détail jusqu'au prochain rapport au moins, je <text:soft-page-break/>pense que c'est juste choisir les logiciels mais tu devrais en savoir plus que moi</text:p>
        </text:list-item>
        <text:list-item>
          <text:p text:style-name="P3"><text:bookmark text:name="wm:mid.1413036795234:e3106bab8eef7b3849"/><draw:a xlink:type="simple" xlink:href="https://www.facebook.com/baptiste.bignon.1"><draw:frame draw:style-name="fr1" draw:name="images44" text:anchor-type="as-char" svg:width="0.917cm" svg:height="0.917cm" draw:z-index="43"><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45" text:anchor-type="as-char" svg:width="0.041cm" svg:height="0.041cm" draw:z-index="44"><draw:image xlink:href="https://fbstatic-a.akamaihd.net/rsrc.php/v2/y4/r/-PAXP-deijE.gif" xlink:type="simple" xlink:show="embed" xlink:actuate="onLoad"/></draw:frame>16:13</text:p>
          <text:p text:style-name="P1"><text:a xlink:type="simple" xlink:href="https://www.facebook.com/baptiste.bignon.1" text:style-name="Internet_20_link" text:visited-style-name="Visited_20_Internet_20_Link"><text:span text:style-name="Strong_20_Emphasis">Baptiste Bignon</text:span></text:a></text:p>
          <text:p text:style-name="P1">les logiciels sont déjà choisis, je ferais un eptit truc dessus dans mon autre part, mais ça sera que quelques lignes, on a pas vraiment de justif en béton derrière </text:p>
          <text:p text:style-name="P1">mais ouais je vois un peu plus précisément</text:p>
        </text:list-item>
        <text:list-item>
          <text:p text:style-name="P3"><text:bookmark text:name="wm:mid.1413036825059:0b473c2de4626b9302"/><draw:a xlink:type="simple" xlink:href="https://www.facebook.com/dan.seeruttun"><draw:frame draw:style-name="fr1" draw:name="images46" text:anchor-type="as-char" svg:width="0.917cm" svg:height="0.917cm" draw:z-index="45"><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47" text:anchor-type="as-char" svg:width="0.041cm" svg:height="0.041cm" draw:z-index="46"><draw:image xlink:href="https://fbstatic-a.akamaihd.net/rsrc.php/v2/y4/r/-PAXP-deijE.gif" xlink:type="simple" xlink:show="embed" xlink:actuate="onLoad"/></draw:frame>16:13</text:p>
          <text:p text:style-name="P1"><text:a xlink:type="simple" xlink:href="https://www.facebook.com/dan.seeruttun" text:style-name="Internet_20_link" text:visited-style-name="Visited_20_Internet_20_Link"><text:span text:style-name="Strong_20_Emphasis">Dan Seeruttun</text:span></text:a></text:p>
          <text:p text:style-name="P1">euh nn, pas pour le C++/openMP</text:p>
          <text:p text:style-name="P1">et les profs ont dit qu'on ne devait pas choisir mais présenter les opportunités seulement</text:p>
          <text:p text:style-name="P1">on prendra partie pour les prochaines parties</text:p>
        </text:list-item>
        <text:list-item>
          <text:p text:style-name="P3"><text:bookmark text:name="wm:mid.1413036868144:c7467caa4fd248e356"/><draw:a xlink:type="simple" xlink:href="https://www.facebook.com/baptiste.bignon.1"><draw:frame draw:style-name="fr1" draw:name="images48" text:anchor-type="as-char" svg:width="0.917cm" svg:height="0.917cm" draw:z-index="47"><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49" text:anchor-type="as-char" svg:width="0.041cm" svg:height="0.041cm" draw:z-index="48"><draw:image xlink:href="https://fbstatic-a.akamaihd.net/rsrc.php/v2/y4/r/-PAXP-deijE.gif" xlink:type="simple" xlink:show="embed" xlink:actuate="onLoad"/></draw:frame>16:14</text:p>
          <text:p text:style-name="P1"><text:a xlink:type="simple" xlink:href="https://www.facebook.com/baptiste.bignon.1" text:style-name="Internet_20_link" text:visited-style-name="Visited_20_Internet_20_Link"><text:span text:style-name="Strong_20_Emphasis">Baptiste Bignon</text:span></text:a></text:p>
          <text:p text:style-name="P1">quand je disais logiciel je pensais visual, git (fin pour git à part que c'est un classic et pratique) et la bibliographie</text:p>
        </text:list-item>
        <text:list-item>
          <text:p text:style-name="P3"><text:bookmark text:name="wm:mid.1413036885365:e43813095c99c71f59"/><draw:a xlink:type="simple" xlink:href="https://www.facebook.com/dan.seeruttun"><draw:frame draw:style-name="fr1" draw:name="images50" text:anchor-type="as-char" svg:width="0.917cm" svg:height="0.917cm" draw:z-index="49"><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51" text:anchor-type="as-char" svg:width="0.041cm" svg:height="0.041cm" draw:z-index="50"><draw:image xlink:href="https://fbstatic-a.akamaihd.net/rsrc.php/v2/y4/r/-PAXP-deijE.gif" xlink:type="simple" xlink:show="embed" xlink:actuate="onLoad"/></draw:frame>16:14</text:p>
          <text:p text:style-name="P1"><text:a xlink:type="simple" xlink:href="https://www.facebook.com/dan.seeruttun" text:style-name="Internet_20_link" text:visited-style-name="Visited_20_Internet_20_Link"><text:span text:style-name="Strong_20_Emphasis">Dan Seeruttun</text:span></text:a></text:p>
          <text:p text:style-name="P1">en fait, ça c'est des logiciels de merde</text:p>
          <text:p text:style-name="P1">ils servent à faire de la paparasse un peu comme word quand tu fais un projet informatique</text:p>
        </text:list-item>
        <text:list-item>
          <text:p text:style-name="P3"><text:bookmark text:name="wm:mid.1413036918809:71393a6b74f1d35d59"/><draw:a xlink:type="simple" xlink:href="https://www.facebook.com/baptiste.bignon.1"><draw:frame draw:style-name="fr1" draw:name="images52" text:anchor-type="as-char" svg:width="0.917cm" svg:height="0.917cm" draw:z-index="51"><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53" text:anchor-type="as-char" svg:width="0.041cm" svg:height="0.041cm" draw:z-index="52"><draw:image xlink:href="https://fbstatic-a.akamaihd.net/rsrc.php/v2/y4/r/-PAXP-deijE.gif" xlink:type="simple" xlink:show="embed" xlink:actuate="onLoad"/></draw:frame>16:15</text:p>
          <text:p text:style-name="P1"><text:a xlink:type="simple" xlink:href="https://www.facebook.com/baptiste.bignon.1" text:style-name="Internet_20_link" text:visited-style-name="Visited_20_Internet_20_Link"><text:span text:style-name="Strong_20_Emphasis">Baptiste Bignon</text:span></text:a></text:p>
          <text:p text:style-name="P1">j'ai utilisé que Qt creator et visual pour le c++ donc mon expérience est plutôt limitée, git est aps torp mal</text:p>
        </text:list-item>
        <text:list-item>
          <text:p text:style-name="P3"><text:bookmark text:name="wm:mid.1413036998734:6c70b223c98b3c9a43"/><draw:a xlink:type="simple" xlink:href="https://www.facebook.com/dan.seeruttun"><draw:frame draw:style-name="fr1" draw:name="images54" text:anchor-type="as-char" svg:width="0.917cm" svg:height="0.917cm" draw:z-index="53"><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55" text:anchor-type="as-char" svg:width="0.041cm" svg:height="0.041cm" draw:z-index="54"><draw:image xlink:href="https://fbstatic-a.akamaihd.net/rsrc.php/v2/y4/r/-PAXP-deijE.gif" xlink:type="simple" xlink:show="embed" xlink:actuate="onLoad"/></draw:frame>16:16</text:p>
          <text:p text:style-name="P1"><text:a xlink:type="simple" xlink:href="https://www.facebook.com/dan.seeruttun" text:style-name="Internet_20_link" text:visited-style-name="Visited_20_Internet_20_Link"><text:span text:style-name="Strong_20_Emphasis">Dan Seeruttun</text:span></text:a></text:p>
          <text:p text:style-name="P1">Ce qui compte, c'est pas tes conclusions, ce sont ce que pensent ce que les gens qui ont bossé sur cette partie</text:p>
          <text:p text:style-name="P1">moi je dirai bien que le C++ sert à rien, mais je l'écrirai pas parce que voila</text:p>
        </text:list-item>
        <text:list-item>
          <text:p text:style-name="P3"><text:bookmark text:name="wm:mid.1413037030946:e2c6d66faecf76e748"/><draw:a xlink:type="simple" xlink:href="https://www.facebook.com/baptiste.bignon.1"><draw:frame draw:style-name="fr1" draw:name="images56" text:anchor-type="as-char" svg:width="0.917cm" svg:height="0.917cm" draw:z-index="55"><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57" text:anchor-type="as-char" svg:width="0.041cm" svg:height="0.041cm" draw:z-index="56"><draw:image xlink:href="https://fbstatic-a.akamaihd.net/rsrc.php/v2/y4/r/-PAXP-deijE.gif" xlink:type="simple" xlink:show="embed" xlink:actuate="onLoad"/></draw:frame>16:17</text:p>
          <text:p text:style-name="P1"><text:a xlink:type="simple" xlink:href="https://www.facebook.com/baptiste.bignon.1" text:style-name="Internet_20_link" text:visited-style-name="Visited_20_Internet_20_Link"><text:span text:style-name="Strong_20_Emphasis">Baptiste Bignon</text:span></text:a></text:p>
          <text:p text:style-name="P1"><text:soft-page-break/>tu aurais préféré java ou shceme ?, :S</text:p>
        </text:list-item>
        <text:list-item>
          <text:p text:style-name="P3"><text:bookmark text:name="wm:mid.1413037038932:26bfaaca937c490652"/><draw:a xlink:type="simple" xlink:href="https://www.facebook.com/dan.seeruttun"><draw:frame draw:style-name="fr1" draw:name="images58" text:anchor-type="as-char" svg:width="0.917cm" svg:height="0.917cm" draw:z-index="57"><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59" text:anchor-type="as-char" svg:width="0.041cm" svg:height="0.041cm" draw:z-index="58"><draw:image xlink:href="https://fbstatic-a.akamaihd.net/rsrc.php/v2/y4/r/-PAXP-deijE.gif" xlink:type="simple" xlink:show="embed" xlink:actuate="onLoad"/></draw:frame>16:17</text:p>
          <text:p text:style-name="P1"><text:a xlink:type="simple" xlink:href="https://www.facebook.com/dan.seeruttun" text:style-name="Internet_20_link" text:visited-style-name="Visited_20_Internet_20_Link"><text:span text:style-name="Strong_20_Emphasis">Dan Seeruttun</text:span></text:a></text:p>
          <text:p text:style-name="P1">java certaineement</text:p>
          <text:p text:style-name="P1">j'ai pris des notes dans les CR, tu pourrais t"en inspirer, pour plus de détails, regarde la planification pour savoir</text:p>
        </text:list-item>
        <text:list-item>
          <text:p text:style-name="P3"><text:bookmark text:name="wm:mid.1413037127270:694d08603453978f33"/><draw:a xlink:type="simple" xlink:href="https://www.facebook.com/baptiste.bignon.1"><draw:frame draw:style-name="fr1" draw:name="images60" text:anchor-type="as-char" svg:width="0.917cm" svg:height="0.917cm" draw:z-index="59"><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61" text:anchor-type="as-char" svg:width="0.041cm" svg:height="0.041cm" draw:z-index="60"><draw:image xlink:href="https://fbstatic-a.akamaihd.net/rsrc.php/v2/y4/r/-PAXP-deijE.gif" xlink:type="simple" xlink:show="embed" xlink:actuate="onLoad"/></draw:frame>16:18</text:p>
          <text:p text:style-name="P1"><text:a xlink:type="simple" xlink:href="https://www.facebook.com/baptiste.bignon.1" text:style-name="Internet_20_link" text:visited-style-name="Visited_20_Internet_20_Link"><text:span text:style-name="Strong_20_Emphasis">Baptiste Bignon</text:span></text:a></text:p>
          <text:p text:style-name="P1">tu as pas mis les bons trucs pour C++ la principale raison (autre qu'on est plusieurs à le préférer au java) c'est qu'il ets plus efficace et que c'est iimportant que l'algorithme</text:p>
        </text:list-item>
        <text:list-item>
          <text:p text:style-name="P3"><text:bookmark text:name="wm:mid.1413037187323:8cc5ace56f891f1530"/><draw:a xlink:type="simple" xlink:href="https://www.facebook.com/dan.seeruttun"><draw:frame draw:style-name="fr1" draw:name="images62" text:anchor-type="as-char" svg:width="0.917cm" svg:height="0.917cm" draw:z-index="61"><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63" text:anchor-type="as-char" svg:width="0.041cm" svg:height="0.041cm" draw:z-index="62"><draw:image xlink:href="https://fbstatic-a.akamaihd.net/rsrc.php/v2/y4/r/-PAXP-deijE.gif" xlink:type="simple" xlink:show="embed" xlink:actuate="onLoad"/></draw:frame>16:19</text:p>
          <text:p text:style-name="P1"><text:a xlink:type="simple" xlink:href="https://www.facebook.com/dan.seeruttun" text:style-name="Internet_20_link" text:visited-style-name="Visited_20_Internet_20_Link"><text:span text:style-name="Strong_20_Emphasis">Dan Seeruttun</text:span></text:a></text:p>
          <text:p text:style-name="P1">c'est pas ce que gabriel avait dit a l'oral</text:p>
          <text:p text:style-name="P1">mais c'est vrai</text:p>
          <text:p text:style-name="P1">(ou sinon je l'avais pas noté)</text:p>
          <text:p text:style-name="P1">c bien, mets ça dedans</text:p>
        </text:list-item>
        <text:list-item>
          <text:p text:style-name="P3"><text:bookmark text:name="wm:mid.1413037223031:671581ce4a0f2ca132"/><draw:a xlink:type="simple" xlink:href="https://www.facebook.com/baptiste.bignon.1"><draw:frame draw:style-name="fr1" draw:name="images64" text:anchor-type="as-char" svg:width="0.917cm" svg:height="0.917cm" draw:z-index="63"><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65" text:anchor-type="as-char" svg:width="0.041cm" svg:height="0.041cm" draw:z-index="64"><draw:image xlink:href="https://fbstatic-a.akamaihd.net/rsrc.php/v2/y4/r/-PAXP-deijE.gif" xlink:type="simple" xlink:show="embed" xlink:actuate="onLoad"/></draw:frame>16:20</text:p>
          <text:p text:style-name="P1"><text:a xlink:type="simple" xlink:href="https://www.facebook.com/baptiste.bignon.1" text:style-name="Internet_20_link" text:visited-style-name="Visited_20_Internet_20_Link"><text:span text:style-name="Strong_20_Emphasis">Baptiste Bignon</text:span></text:a></text:p>
          <text:p text:style-name="P1">tu l'as oublié je pense, perdant </text:p>
        </text:list-item>
        <text:list-item>
          <text:p text:style-name="P3"><text:bookmark text:name="wm:mid.1413037227681:d1ddb69b4000562044"/><draw:a xlink:type="simple" xlink:href="https://www.facebook.com/dan.seeruttun"><draw:frame draw:style-name="fr1" draw:name="images66" text:anchor-type="as-char" svg:width="0.917cm" svg:height="0.917cm" draw:z-index="65"><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67" text:anchor-type="as-char" svg:width="0.041cm" svg:height="0.041cm" draw:z-index="66"><draw:image xlink:href="https://fbstatic-a.akamaihd.net/rsrc.php/v2/y4/r/-PAXP-deijE.gif" xlink:type="simple" xlink:show="embed" xlink:actuate="onLoad"/></draw:frame>16:20</text:p>
          <text:p text:style-name="P1"><text:a xlink:type="simple" xlink:href="https://www.facebook.com/dan.seeruttun" text:style-name="Internet_20_link" text:visited-style-name="Visited_20_Internet_20_Link"><text:span text:style-name="Strong_20_Emphasis">Dan Seeruttun</text:span></text:a></text:p>
          <text:p text:style-name="P1">^^ ldr</text:p>
        </text:list-item>
        <text:list-item>
          <text:p text:style-name="P3"><text:bookmark text:name="wm:mid.1413037242622:a20900098998cc7b42"/><draw:a xlink:type="simple" xlink:href="https://www.facebook.com/baptiste.bignon.1"><draw:frame draw:style-name="fr1" draw:name="images68" text:anchor-type="as-char" svg:width="0.917cm" svg:height="0.917cm" draw:z-index="67"><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69" text:anchor-type="as-char" svg:width="0.041cm" svg:height="0.041cm" draw:z-index="68"><draw:image xlink:href="https://fbstatic-a.akamaihd.net/rsrc.php/v2/y4/r/-PAXP-deijE.gif" xlink:type="simple" xlink:show="embed" xlink:actuate="onLoad"/></draw:frame>16:20</text:p>
          <text:p text:style-name="P1"><text:a xlink:type="simple" xlink:href="https://www.facebook.com/baptiste.bignon.1" text:style-name="Internet_20_link" text:visited-style-name="Visited_20_Internet_20_Link"><text:span text:style-name="Strong_20_Emphasis">Baptiste Bignon</text:span></text:a></text:p>
          <text:p text:style-name="P1">parce que bon c'est quand même notre meilleure justification sur le langage</text:p>
        </text:list-item>
        <text:list-item>
          <text:p text:style-name="P3"><text:bookmark text:name="wm:mid.1413037266418:03d8b2b35573f3fc82"/><draw:a xlink:type="simple" xlink:href="https://www.facebook.com/dan.seeruttun"><draw:frame draw:style-name="fr1" draw:name="images70" text:anchor-type="as-char" svg:width="0.917cm" svg:height="0.917cm" draw:z-index="69"><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71" text:anchor-type="as-char" svg:width="0.041cm" svg:height="0.041cm" draw:z-index="70"><draw:image xlink:href="https://fbstatic-a.akamaihd.net/rsrc.php/v2/y4/r/-PAXP-deijE.gif" xlink:type="simple" xlink:show="embed" xlink:actuate="onLoad"/></draw:frame>16:21</text:p>
          <text:p text:style-name="P1"><text:a xlink:type="simple" xlink:href="https://www.facebook.com/dan.seeruttun" text:style-name="Internet_20_link" text:visited-style-name="Visited_20_Internet_20_Link"><text:span text:style-name="Strong_20_Emphasis">Dan Seeruttun</text:span></text:a></text:p>
          <text:p text:style-name="P1">en résumé dans cette partie, il faut que tu présentes le passé, le présent, le futur, la répartition des tâches, le temps passé, et dans l'autre partie il faut que tu présentes les solutions logiciels OpenMP C++11 MPI Grid5000 et passer rapidement sur Visual, Zotero et Ms project.</text:p>
        </text:list-item>
        <text:list-item>
          <text:p text:style-name="P3"><text:bookmark text:name="wm:mid.1413037274244:8a036dfdb37afc2d93"/><text:soft-page-break/><draw:a xlink:type="simple" xlink:href="https://www.facebook.com/dan.seeruttun"><draw:frame draw:style-name="fr1" draw:name="images72" text:anchor-type="as-char" svg:width="0.917cm" svg:height="0.917cm" draw:z-index="71"><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draw:frame draw:style-name="fr2" draw:name="images73" text:anchor-type="as-char" svg:width="0.041cm" svg:height="0.041cm" draw:z-index="72"><draw:image xlink:href="https://fbstatic-a.akamaihd.net/rsrc.php/v2/y4/r/-PAXP-deijE.gif" xlink:type="simple" xlink:show="embed" xlink:actuate="onLoad"/></draw:frame>16:21</text:p>
          <text:p text:style-name="P1"><text:a xlink:type="simple" xlink:href="https://www.facebook.com/dan.seeruttun" text:style-name="Internet_20_link" text:visited-style-name="Visited_20_Internet_20_Link"><text:span text:style-name="Strong_20_Emphasis">Dan Seeruttun</text:span></text:a></text:p>
          <text:p text:style-name="P1">ouiii</text:p>
        </text:list-item>
        <text:list-item>
          <text:p text:style-name="P3"><text:bookmark text:name="wm:mid.1413037341001:1839386a648d56e895"/><draw:a xlink:type="simple" xlink:href="https://www.facebook.com/baptiste.bignon.1"><draw:frame draw:style-name="fr1" draw:name="images74" text:anchor-type="as-char" svg:width="0.917cm" svg:height="0.917cm" draw:z-index="73"><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75" text:anchor-type="as-char" svg:width="0.041cm" svg:height="0.041cm" draw:z-index="74"><draw:image xlink:href="https://fbstatic-a.akamaihd.net/rsrc.php/v2/y4/r/-PAXP-deijE.gif" xlink:type="simple" xlink:show="embed" xlink:actuate="onLoad"/></draw:frame>16:22</text:p>
          <text:p text:style-name="P1"><text:a xlink:type="simple" xlink:href="https://www.facebook.com/baptiste.bignon.1" text:style-name="Internet_20_link" text:visited-style-name="Visited_20_Internet_20_Link"><text:span text:style-name="Strong_20_Emphasis">Baptiste Bignon</text:span></text:a></text:p>
          <text:p text:style-name="P1">ouep ça me va, dans tous les cas je mettrais ce que j'aurais sur git demain aprem, et si j'ai aps fini de relire je te préviendrais par sms, comme ça si tu veux corriger mon anglais tu pourras mais tu seras au courant si c'est le brouillon final ^^</text:p>
        </text:list-item>
        <text:list-item>
          <text:p text:style-name="P3"><text:bookmark text:name="wm:mid.1413037382809:394484eb7b122b9736"/><draw:a xlink:type="simple" xlink:href="https://www.facebook.com/dan.seeruttun"><draw:frame draw:style-name="fr1" draw:name="images76" text:anchor-type="as-char" svg:width="0.917cm" svg:height="0.917cm" draw:z-index="75"><draw:image xlink:href="https://fbcdn-profile-a.akamaihd.net/hprofile-ak-xpa1/v/t1.0-1/c5.0.32.32/p32x32/10698508_903324959696533_3929380619701469005_n.jpg?oh=92b0a80acc0eff4763ec4221f63f26bc&amp;oe=54B334CD&amp;__gda__=1425399795_ccae805b78f3fa20f9e7b555b096d9ed" xlink:type="simple" xlink:show="embed" xlink:actuate="onLoad"/><svg:title>Dan Seeruttun</svg:title></draw:frame></draw:a></text:p>
          <text:p text:style-name="P3">16:23</text:p>
          <text:p text:style-name="P1"><text:a xlink:type="simple" xlink:href="https://www.facebook.com/dan.seeruttun" text:style-name="Internet_20_link" text:visited-style-name="Visited_20_Internet_20_Link"><text:span text:style-name="Strong_20_Emphasis">Dan Seeruttun</text:span></text:a></text:p>
          <text:p text:style-name="P1">ouais, je ne corrigerais qu'à la fin, parce que j'ai pas vraiment le temps. Bon courage</text:p>
        </text:list-item>
        <text:list-item>
          <text:p text:style-name="P3"><text:bookmark text:name="wm:mid.1413037399378:16507eda442a224641"/><draw:a xlink:type="simple" xlink:href="https://www.facebook.com/baptiste.bignon.1"><draw:frame draw:style-name="fr1" draw:name="images77" text:anchor-type="as-char" svg:width="0.917cm" svg:height="0.917cm" draw:z-index="76"><draw:image xlink:href="https://fbcdn-profile-a.akamaihd.net/hprofile-ak-xpf1/v/t1.0-1/c10.0.32.32/p32x32/10157241_10201573927619554_2434180315989121028_n.jpg?oh=a116dfd8695c4686892168d196c0708b&amp;oe=54C752DE&amp;__gda__=1420935041_6846dfe78567366f2508d4d515400af5" xlink:type="simple" xlink:show="embed" xlink:actuate="onLoad"/><svg:title>Baptiste Bignon</svg:title></draw:frame></draw:a></text:p>
          <text:p text:style-name="P3"><draw:frame draw:style-name="fr2" draw:name="images78" text:anchor-type="as-char" svg:width="0.041cm" svg:height="0.041cm" draw:z-index="77"><draw:image xlink:href="https://fbstatic-a.akamaihd.net/rsrc.php/v2/y4/r/-PAXP-deijE.gif" xlink:type="simple" xlink:show="embed" xlink:actuate="onLoad"/></draw:frame>16:23</text:p>
          <text:p text:style-name="P1"><text:a xlink:type="simple" xlink:href="https://www.facebook.com/baptiste.bignon.1" text:style-name="Internet_20_link" text:visited-style-name="Visited_20_Internet_20_Link"><text:span text:style-name="Strong_20_Emphasis">Baptiste Bignon</text:span></text:a></text:p>
          <text:p text:style-name="P1">oki, tu ferais comme tu voudras ^^, ++</text:p>
        </text:list-item>
      </text:list>
      <text:section text:style-name="Sect1" text:name="js_q">
        <text:p text:style-name="P2"><text:a xlink:type="simple" xlink:href="https://www.facebook.com/messages/1518631819#" text:style-name="Internet_20_link" text:visited-style-name="Visited_20_Internet_20_Link"><text:span text:style-name="T1">Choisissez un autocollant ou une émoticône</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10-11T23:38:27.10</meta:creation-date>
    <meta:document-statistic meta:table-count="0" meta:image-count="78" meta:object-count="0" meta:page-count="7" meta:paragraph-count="211" meta:word-count="1546" meta:character-count="7428"/>
    <dc:date>2014-10-11T23:38:36.42</dc:date>
    <dc:creator>Dan </dc:creator>
    <meta:editing-duration>PT9S</meta:editing-duration>
    <meta:editing-cycles>1</meta:editing-cycles>
    <meta:generator>OpenOffice/4.1.1$Win32 OpenOffice.org_project/411m6$Build-9775</meta:generator>
  </office:meta>
</office:document-meta>
</file>